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200000089876E3062.png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680000008D3B70582A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000000003E400000326449B737D.png"/>
  <manifest:file-entry manifest:media-type="image/png" manifest:full-path="Pictures/100002010000026C0000008D6956D1BA.png"/>
  <manifest:file-entry manifest:media-type="image/png" manifest:full-path="Pictures/100002010000026A00000090003507A8.png"/>
  <manifest:file-entry manifest:media-type="image/png" manifest:full-path="Pictures/100002010000026F00000083EBEA0D5C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2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3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19" style:family="paragraph" style:parent-style-name="Standard">
      <style:text-properties style:font-name="Consolas" fo:font-size="8pt" style:font-size-asian="8pt" style:font-size-complex="8pt"/>
    </style:style>
    <style:style style:name="P20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fo:font-size="4pt" style:font-size-asian="4pt" style:font-size-complex="4pt"/>
    </style:style>
    <style:style style:name="P22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Calibri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alibri" fo:font-weight="normal" style:font-weight-asian="normal" style:font-weight-complex="normal"/>
    </style:style>
    <style:style style:name="T18" style:family="text">
      <style:text-properties style:font-name="Calibri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13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4">Projekt</text:p>
          </table:table-cell>
          <table:table-cell table:style-name="Nagłówek.C3" office:value-type="string">
            <text:p text:style-name="P14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9">Tematem projektu jest <text:span text:style-name="Strong_20_Emphasis">hurtownia danych</text:span> dla składu materiałów budowlanych. Zakres zagadnień obejmuje stworzenie struktury hurtowni danych, przygotowanie danych oraz ich import i analizę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449B737D.png" xlink:type="simple" xlink:show="embed" xlink:actuate="onLoad"/></draw:frame></text:p>
      <text:p text:style-name="Standard"><text:span text:style-name="T2">Diagram został wygenerowany w notacji bazującej na notacji </text:span><text:span text:style-name="Strong_20_Emphasis"><text:span text:style-name="T2">kruczej stopki</text:span></text:span><text:span text:style-name="T2"> (ang. </text:span><text:span text:style-name="Emphasis"><text:span text:style-name="T2">crow's foot</text:span></text:span><text:span text:style-name="T2">)</text:span></text:p>
      <text:p text:style-name="P3">za pomocą programu Oracle SQL Data Modeler.</text:p>
      <text:p text:style-name="P3"/>
      <text:p text:style-name="P3"><text:span text:style-name="T2">Struktura została stworzona zgodnie z konwencją </text:span><text:span text:style-name="Strong_20_Emphasis"><text:span text:style-name="T2">schematu płatka śniegu</text:span></text:span><text:span text:style-name="T2"> (ang. </text:span><text:span text:style-name="Emphasis"><text:span text:style-name="T2">snowflake schema</text:span></text:span><text:span text:style-name="T2">). Składa się z </text:span><text:span text:style-name="Strong_20_Emphasis"><text:span text:style-name="T2">tabeli faktów</text:span></text:span><text:span text:style-name="Strong_20_Emphasis"><text:span text:style-name="T3"> (sprzedaz)</text:span></text:span><text:span text:style-name="T3"> </text:span><text:span text:style-name="T2">oraz 5 znormalizowanych </text:span><text:span text:style-name="Strong_20_Emphasis"><text:span text:style-name="T2">wymiarów</text:span></text:span><text:span text:style-name="Strong_20_Emphasis"><text:span text:style-name="T3"> (produkt, sprzedawca, klient, data_sprzedazy, lokalizacja)</text:span></text:span><text:span text:style-name="T3">. </text:span></text:p>
      <text:p text:style-name="P3"/>
      <text:p text:style-name="Standard"><text:span text:style-name="T2">Wszystkie tabele (</text:span><text:span text:style-name="T4">encje</text:span><text:span text:style-name="T2">) spełniają wymogi pierwszej postaci normalnej (</text:span><text:span text:style-name="T7">1NF</text:span><text:span text:style-name="T2">), ponieważ każdy wiersz posiada klucz klucz główny (ang. </text:span><text:span text:style-name="Emphasis"><text:span text:style-name="T2">primary key </text:span></text:span><text:span text:style-name="Emphasis"><text:span text:style-name="T8">lub</text:span></text:span><text:span text:style-name="Emphasis"><text:span text:style-name="T2"> PK</text:span></text:span><text:span text:style-name="T2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0">lub</text:span></text:span><text:span text:style-name="Emphasis"> FK</text:span>).</text:p>
      <text:p text:style-name="P3"/>
      <text:p text:style-name="P3">Wszystkie tabele spełniają również wymogi trzeciej postaci normalnej (<text:span text:style-name="T1">3NF</text:span>), ponieważ nie istnieją atrybuty wtórne nie zależące od klucza głównego (np. brak kolumny z wartością sprzedaży bez odliczonego rabatu).</text:p>
      <text:p text:style-name="P3"/>
      <text:p text:style-name="P3"><text:soft-page-break/></text:p>
      <text:p text:style-name="P10">CREATE OR REPLACE PROCEDURE DROP_ALL IS</text:p>
      <text:p text:style-name="P10"><text:s text:c="2"/>CURSOR table_cursor IS</text:p>
      <text:p text:style-name="P10"><text:s text:c="4"/>SELECT object_name FROM user_objects WHERE object_type = 'TABLE';</text:p>
      <text:p text:style-name="P10"/>
      <text:p text:style-name="P10"><text:s text:c="2"/>BEGIN</text:p>
      <text:p text:style-name="P10"><text:s text:c="4"/>FOR table_item IN table_cursor LOOP</text:p>
      <text:p text:style-name="P10"><text:s text:c="6"/>EXECUTE IMMEDIATE ('DROP TABLE ' || table_item.object_name || ' CASCADE CONSTRAINTS');</text:p>
      <text:p text:style-name="P10"><text:s text:c="4"/>END LOOP;</text:p>
      <text:p text:style-name="P10"/>
      <text:p text:style-name="P10"><text:s text:c="4"/>EXCEPTION WHEN OTHERS THEN ROLLBACK;</text:p>
      <text:p text:style-name="P10"><text:s text:c="2"/>END;</text:p>
      <text:p text:style-name="P10">/</text:p>
      <text:p text:style-name="P10">EXECUTE DROP_ALL;</text:p>
      <text:p text:style-name="P10">DROP PROCEDURE DROP_ALL;</text:p>
      <text:p text:style-name="P10"/>
      <text:p text:style-name="P10">CREATE TABLE branza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branza_pk PRIMARY KEY (id)</text:p>
      <text:p text:style-name="P10">);</text:p>
      <text:p text:style-name="P10"/>
      <text:p text:style-name="P10">CREATE TABLE klient (</text:p>
      <text:p text:style-name="P10"><text:s text:c="2"/>id <text:s text:c="7"/>INTEGER <text:s text:c="6"/>NOT NULL,</text:p>
      <text:p text:style-name="P10"><text:s text:c="2"/>branza_id INTEGER <text:s text:c="6"/>NOT NULL,</text:p>
      <text:p text:style-name="P10"><text:s text:c="2"/>nazwa <text:s text:c="4"/>VARCHAR2(200) NOT NULL,</text:p>
      <text:p text:style-name="P10"><text:s text:c="2"/>CONSTRAINT klient_pk <text:s text:c="7"/>PRIMARY KEY (id),</text:p>
      <text:p text:style-name="P10"><text:s text:c="2"/>CONSTRAINT klient_branza_fk FOREIGN KEY (branza_id) REFERENCES branza (id)</text:p>
      <text:p text:style-name="P10">);</text:p>
      <text:p text:style-name="P10"/>
      <text:p text:style-name="P10">CREATE TABLE stanowisk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stanowisko_pk PRIMARY KEY (id)</text:p>
      <text:p text:style-name="P10">);</text:p>
      <text:p text:style-name="P10"/>
      <text:p text:style-name="P10">CREATE TABLE sprzedawca (</text:p>
      <text:p text:style-name="P10"><text:s text:c="2"/>id <text:s text:c="11"/>INTEGER <text:s text:c="6"/>NOT NULL,</text:p>
      <text:p text:style-name="P10"><text:s text:c="2"/>stanowisko_id INTEGER <text:s text:c="6"/>NOT NULL,</text:p>
      <text:p text:style-name="P10"><text:s text:c="2"/>imie <text:s text:c="9"/>VARCHAR2(200) NOT NULL,</text:p>
      <text:p text:style-name="P10"><text:s text:c="2"/>nazwisko <text:s text:c="5"/>VARCHAR2(200) NOT NULL,</text:p>
      <text:p text:style-name="P10"><text:s text:c="2"/>CONSTRAINT sprzedawca_pk <text:s text:c="11"/>PRIMARY KEY (id),</text:p>
      <text:p text:style-name="P10"><text:s text:c="2"/>CONSTRAINT sprzedawca_stanowisko_fk FOREIGN KEY (stanowisko_id) REFERENCES stanowisko (id)</text:p>
      <text:p text:style-name="P10">);</text:p>
      <text:p text:style-name="P10"/>
      <text:p text:style-name="P10">CREATE TABLE rok (</text:p>
      <text:p text:style-name="P10"><text:s text:c="2"/>id <text:s text:c="12"/>INTEGER <text:s text:c="5"/>NOT NULL,</text:p>
      <text:p text:style-name="P10"><text:s text:c="2"/>numer <text:s text:c="9"/>INTEGER <text:s text:c="5"/>NOT NULL,</text:p>
      <text:p text:style-name="P10"><text:s text:c="2"/>czy_przestepny NUMBER(1) <text:s text:c="3"/>NOT NULL,</text:p>
      <text:p text:style-name="P10"><text:s text:c="2"/>CONSTRAINT rok_pk PRIMARY KEY (id)</text:p>
      <text:p text:style-name="P10">);</text:p>
      <text:p text:style-name="P10"/>
      <text:p text:style-name="P10">CREATE TABLE miesiac (</text:p>
      <text:p text:style-name="P10"><text:s text:c="2"/>id <text:s text:c="4"/>INTEGER <text:s text:c="5"/>NOT NULL,</text:p>
      <text:p text:style-name="P10"><text:s text:c="2"/>rok_id INTEGER <text:s text:c="5"/>NOT NULL,</text:p>
      <text:p text:style-name="P10"><text:s text:c="2"/>numer <text:s/>INTEGER <text:s text:c="5"/>NOT NULL,</text:p>
      <text:p text:style-name="P10"><text:s text:c="2"/>nazwa <text:s/>VARCHAR2(50) NOT NULL,</text:p>
      <text:p text:style-name="P10"><text:s text:c="2"/>CONSTRAINT miesiac_pk <text:s text:c="4"/>PRIMARY KEY (id),</text:p>
      <text:p text:style-name="P10"><text:s text:c="2"/>CONSTRAINT miesiac_rok_fk FOREIGN KEY (rok_id) REFERENCES rok (id)</text:p>
      <text:p text:style-name="P10">);</text:p>
      <text:p text:style-name="P10"/>
      <text:p text:style-name="P10">CREATE TABLE data_sprzedazy (</text:p>
      <text:p text:style-name="P10"><text:s text:c="2"/>id <text:s text:c="15"/>INTEGER <text:s text:c="5"/>NOT NULL,</text:p>
      <text:p text:style-name="P10"><text:s text:c="2"/>miesiac_id <text:s text:c="7"/>INTEGER <text:s text:c="5"/>NOT NULL,</text:p>
      <text:p text:style-name="P10"><text:s text:c="2"/>numer_miesiac <text:s text:c="4"/>INTEGER <text:s text:c="5"/>NOT NULL,</text:p>
      <text:p text:style-name="P10"><text:s text:c="2"/>numer_tydzien <text:s text:c="4"/>INTEGER <text:s text:c="5"/>NOT NULL,</text:p>
      <text:p text:style-name="P10"><text:s text:c="2"/>nazwa <text:s text:c="12"/>VARCHAR2(50) NOT NULL,</text:p>
      <text:p text:style-name="P10"><text:s text:c="2"/>czy_dzien_roboczy NUMBER(1) <text:s text:c="3"/>NOT NULL,</text:p>
      <text:p text:style-name="P10"><text:s text:c="2"/>CONSTRAINT data_sprzedazy_pk <text:s text:c="8"/>PRIMARY KEY (id),</text:p>
      <text:p text:style-name="P10"><text:s text:c="2"/>CONSTRAINT data_sprzedazy_miesiac_fk FOREIGN KEY (miesiac_id) REFERENCES miesiac (id)</text:p>
      <text:p text:style-name="P10">);</text:p>
      <text:p text:style-name="P10"/>
      <text:p text:style-name="P10">CREATE TABLE produkt_typ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produkt_typ_pk PRIMARY KEY (id)</text:p>
      <text:p text:style-name="P10">);</text:p>
      <text:p text:style-name="P10"><text:soft-page-break/>CREATE TABLE produkt (</text:p>
      <text:p text:style-name="P10"><text:s text:c="2"/>id <text:s text:c="12"/>INTEGER <text:s text:c="6"/>NOT NULL,</text:p>
      <text:p text:style-name="P10"><text:s text:c="2"/>produkt_typ_id INTEGER <text:s text:c="6"/>NOT NULL,</text:p>
      <text:p text:style-name="P10"><text:s text:c="2"/>nazwa <text:s text:c="9"/>VARCHAR2(200) NOT NULL,</text:p>
      <text:p text:style-name="P10"><text:s text:c="2"/>CONSTRAINT produkt_pk <text:s text:c="12"/>PRIMARY KEY (id),</text:p>
      <text:p text:style-name="P10"><text:s text:c="2"/>CONSTRAINT produkt_produkt_typ_fk FOREIGN KEY (produkt_typ_id) REFERENCES produkt_typ (id)</text:p>
      <text:p text:style-name="P10">);</text:p>
      <text:p text:style-name="P10"/>
      <text:p text:style-name="P10">CREATE TABLE wojewodztwo (</text:p>
      <text:p text:style-name="P10"><text:s text:c="2"/>id <text:s text:c="3"/>INTEGER <text:s text:c="6"/>NOT NULL,</text:p>
      <text:p text:style-name="P10"><text:s text:c="2"/>nazwa VARCHAR2(200) NOT NULL,</text:p>
      <text:p text:style-name="P10"><text:s text:c="2"/>CONSTRAINT wojewodztwo_pk PRIMARY KEY (id)</text:p>
      <text:p text:style-name="P10">);</text:p>
      <text:p text:style-name="P10"/>
      <text:p text:style-name="P10">CREATE TABLE miasto (</text:p>
      <text:p text:style-name="P10"><text:s text:c="2"/>id <text:s text:c="12"/>INTEGER <text:s text:c="6"/>NOT NULL,</text:p>
      <text:p text:style-name="P10"><text:s text:c="2"/>wojewodztwo_id INTEGER <text:s text:c="6"/>NOT NULL,</text:p>
      <text:p text:style-name="P10"><text:s text:c="2"/>nazwa <text:s text:c="9"/>VARCHAR2(200) NOT NULL,</text:p>
      <text:p text:style-name="P10"><text:s text:c="2"/>CONSTRAINT miasto_pk <text:s text:c="12"/>PRIMARY KEY (id),</text:p>
      <text:p text:style-name="P10"><text:s text:c="2"/>CONSTRAINT miasto_wojewodztwo_fk FOREIGN KEY (wojewodztwo_id) REFERENCES wojewodztwo (id)</text:p>
      <text:p text:style-name="P10">);</text:p>
      <text:p text:style-name="P10"/>
      <text:p text:style-name="P10">CREATE TABLE lokalizacja (</text:p>
      <text:p text:style-name="P10"><text:s text:c="2"/>id <text:s text:c="10"/>INTEGER <text:s text:c="6"/>NOT NULL,</text:p>
      <text:p text:style-name="P10"><text:s text:c="2"/>miasto_id <text:s text:c="3"/>INTEGER <text:s text:c="6"/>NOT NULL,</text:p>
      <text:p text:style-name="P10"><text:s text:c="2"/>ulica <text:s text:c="7"/>VARCHAR2(200) NOT NULL,</text:p>
      <text:p text:style-name="P10"><text:s text:c="2"/>kod_pocztowy VARCHAR2(200) NOT NULL,</text:p>
      <text:p text:style-name="P10"><text:s text:c="2"/>CONSTRAINT lokalizacja_pk <text:s text:c="7"/>PRIMARY KEY (id),</text:p>
      <text:p text:style-name="P10"><text:s text:c="2"/>CONSTRAINT lokalizacja_miasto_fk FOREIGN KEY (miasto_id) REFERENCES miasto (id)</text:p>
      <text:p text:style-name="P10">);</text:p>
      <text:p text:style-name="P10"/>
      <text:p text:style-name="P10">CREATE TABLE sprzedaz (</text:p>
      <text:p text:style-name="P10"><text:s text:c="2"/>id <text:s text:c="15"/>INTEGER <text:s text:c="10"/>NOT NULL,</text:p>
      <text:p text:style-name="P10"><text:s text:c="2"/>klient_id <text:s text:c="8"/>INTEGER <text:s text:c="10"/>NOT NULL,</text:p>
      <text:p text:style-name="P10"><text:s text:c="2"/>sprzedawca_id <text:s text:c="4"/>INTEGER <text:s text:c="10"/>NOT NULL,</text:p>
      <text:p text:style-name="P10"><text:s text:c="2"/>data_sprzedazy_id INTEGER <text:s text:c="10"/>NOT NULL,</text:p>
      <text:p text:style-name="P10"><text:s text:c="2"/>produkt_id <text:s text:c="7"/>INTEGER <text:s text:c="10"/>NOT NULL,</text:p>
      <text:p text:style-name="P10"><text:s text:c="2"/>lokalizacja_id <text:s text:c="3"/>INTEGER <text:s text:c="10"/>NOT NULL,</text:p>
      <text:p text:style-name="P10"><text:s text:c="2"/>ilosc <text:s text:c="12"/>INTEGER <text:s text:c="10"/>NOT NULL,</text:p>
      <text:p text:style-name="P10"><text:s text:c="2"/>wartosc <text:s text:c="10"/>INTEGER <text:s text:c="10"/>NOT NULL,</text:p>
      <text:p text:style-name="P10"><text:s text:c="2"/>rabat <text:s text:c="12"/>INTEGER DEFAULT 0 NOT NULL,</text:p>
      <text:p text:style-name="P10"><text:s text:c="2"/>CONSTRAINT sprzedaz_pk <text:s text:c="15"/>PRIMARY KEY (id),</text:p>
      <text:p text:style-name="P10"><text:s text:c="2"/>CONSTRAINT sprzedaz_klient_fk <text:s text:c="8"/>FOREIGN KEY (klient_id) <text:s text:c="8"/>REFERENCES klient (id),</text:p>
      <text:p text:style-name="P10"><text:s text:c="2"/>CONSTRAINT sprzedaz_sprzedawca_fk <text:s text:c="4"/>FOREIGN KEY (sprzedawca_id) <text:s text:c="4"/>REFERENCES sprzedawca (id),</text:p>
      <text:p text:style-name="P10"><text:s text:c="2"/>CONSTRAINT sprzedaz_data_sprzedazy_fk FOREIGN KEY (data_sprzedazy_id) REFERENCES data_sprzedazy (id),</text:p>
      <text:p text:style-name="P10"><text:s text:c="2"/>CONSTRAINT sprzedaz_produkt_fk <text:s text:c="7"/>FOREIGN KEY (produkt_id) <text:s text:c="7"/>REFERENCES produkt (id),</text:p>
      <text:p text:style-name="P10"><text:s text:c="2"/>CONSTRAINT sprzedaz_lokalizacja_fk <text:s text:c="3"/>FOREIGN KEY (lokalizacja_id) <text:s text:c="3"/>REFERENCES lokalizacja (id)</text:p>
      <text:p text:style-name="P10">);</text:p>
      <text:p text:style-name="P8"/>
      <text:p text:style-name="P8">Procedura <text:span text:style-name="T1">DROP_ALL</text:span><text:span text:style-name="T11"> pobiera z predefiniowanej tabeli </text:span><text:span text:style-name="T1">user_object</text:span><text:span text:style-name="T11"> wszystkie utworzone tabele do kursora, które następnie za pomocą pętli są kolejno usuwane. Wykonywanie </text:span><text:span text:style-name="T1">DDL</text:span><text:span text:style-name="T11"> wewnątrz procedury</text:span><text:span text:style-name="T3"> wymaga użycia </text:span><text:span text:style-name="T7">EXECUTE IMMEDIATE</text:span><text:span text:style-name="T3">. Na końcu procedura jest usuwana. Powodem użycia tej procedury jest możliwość jej poprawnego wykonania w przypadku gdy tabele nie istnieją.</text:span></text:p>
      <text:p text:style-name="P15"/>
      <text:p text:style-name="P8"><text:span text:style-name="T3">Wszystkie zdefiniowane tabele posiadają jawnie zdefiniowane </text:span><text:span text:style-name="T9">klucze główne</text:span><text:span text:style-name="T3"> oraz </text:span><text:span text:style-name="T9">klucze obce</text:span><text:span text:style-name="T3"> (jeżeli te są potrzebne). Wszystkie zdefiniowane kolumny nie mogą być puste (</text:span><text:span text:style-name="T7">NOT NULL</text:span><text:span text:style-name="T3">).</text:span></text:p>
      <text:p text:style-name="P8"><text:span text:style-name="T3">Wartości liczbowe są zdefiniowane jako </text:span><text:span text:style-name="T7">INTEGER</text:span><text:span text:style-name="T3">, tekstowe jako </text:span><text:span text:style-name="T7">VARCHAR2</text:span><text:span text:style-name="T3">, a logiczne jako </text:span><text:span text:style-name="T7">NUMER(1) </text:span><text:span text:style-name="T3">(gdzie 0 oznacza fałsz, a 1 prawdę)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8"><draw:frame draw:style-name="fr3" draw:name="grafika5" text:anchor-type="paragraph" svg:y="12.243cm" svg:width="16.484cm" svg:height="3.466cm" draw:z-index="4"><draw:image xlink:href="Pictures/100002010000026F00000083EBEA0D5C.png" xlink:type="simple" xlink:show="embed" xlink:actuate="onLoad"/></draw:frame><draw:frame draw:style-name="fr3" draw:name="grafika4" text:anchor-type="paragraph" svg:y="8.371cm" svg:width="16.325cm" svg:height="3.519cm" draw:z-index="3"><draw:image xlink:href="Pictures/100002010000026900000085DB2EAE4F.png" xlink:type="simple" xlink:show="embed" xlink:actuate="onLoad"/></draw:frame><draw:frame draw:style-name="fr3" draw:name="grafika3" text:anchor-type="paragraph" svg:y="4.018cm" svg:width="16.484cm" svg:height="4.048cm" draw:z-index="2"><draw:image xlink:href="Pictures/100002010000026F0000009916FAAF3D.png" xlink:type="simple" xlink:show="embed" xlink:actuate="onLoad"/></draw:frame><draw:frame draw:style-name="fr2" draw:name="grafika2" text:anchor-type="paragraph" svg:width="16.775cm" svg:height="3.704cm" draw:z-index="1"><draw:image xlink:href="Pictures/100002010000027A0000008CC34FF6FC.png" xlink:type="simple" xlink:show="embed" xlink:actuate="onLoad"/></draw:frame></text:p>
      <text:p text:style-name="P20"><draw:frame draw:style-name="fr3" draw:name="grafika8" text:anchor-type="paragraph" svg:y="18.881cm" svg:width="16.51cm" svg:height="3.625cm" draw:z-index="7"><draw:image xlink:href="Pictures/100002010000027000000089326D7D25.png" xlink:type="simple" xlink:show="embed" xlink:actuate="onLoad"/></draw:frame><draw:frame draw:style-name="fr3" draw:name="grafika7" text:anchor-type="paragraph" svg:y="14.937cm" svg:width="16.404cm" svg:height="3.731cm" draw:z-index="6"><draw:image xlink:href="Pictures/100002010000026C0000008D6956D1BA.png" xlink:type="simple" xlink:show="embed" xlink:actuate="onLoad"/></draw:frame><draw:frame draw:style-name="fr1" draw:name="grafika6" text:anchor-type="paragraph" svg:width="16.999cm" svg:height="14.732cm" draw:z-index="5"><draw:image xlink:href="Pictures/10000201000002A30000024912E329E4.png" xlink:type="simple" xlink:show="embed" xlink:actuate="onLoad"/></draw:frame></text:p>
      <text:p text:style-name="P20"><draw:frame draw:style-name="fr3" draw:name="grafika13" text:anchor-type="paragraph" svg:y="22.057cm" svg:width="16.563cm" svg:height="3.625cm" draw:z-index="12"><draw:image xlink:href="Pictures/100002010000027200000089876E3062.png" xlink:type="simple" xlink:show="embed" xlink:actuate="onLoad"/></draw:frame><draw:frame draw:style-name="fr3" draw:name="grafika12" text:anchor-type="paragraph" svg:y="18.542cm" svg:width="16.351cm" svg:height="3.81cm" draw:z-index="11"><draw:image xlink:href="Pictures/100002010000026A00000090003507A8.png" xlink:type="simple" xlink:show="embed" xlink:actuate="onLoad"/></draw:frame><draw:frame draw:style-name="fr3" draw:name="grafika11" text:anchor-type="paragraph" svg:y="14.813cm" svg:width="16.298cm" svg:height="3.731cm" draw:z-index="10"><draw:image xlink:href="Pictures/10000201000002680000008D3B70582A.png" xlink:type="simple" xlink:show="embed" xlink:actuate="onLoad"/></draw:frame><draw:frame draw:style-name="fr3" draw:name="grafika10" text:anchor-type="paragraph" svg:y="3.544cm" svg:width="16.404cm" svg:height="11.271cm" draw:z-index="9"><draw:image xlink:href="Pictures/100002010000026C000001AAD322A141.png" xlink:type="simple" xlink:show="embed" xlink:actuate="onLoad"/></draw:frame><draw:frame draw:style-name="fr4" draw:name="grafika9" text:anchor-type="paragraph" svg:width="16.378cm" svg:height="3.545cm" draw:z-index="8"><draw:image xlink:href="Pictures/100002010000026B00000086F46A2FFC.png" xlink:type="simple" xlink:show="embed" xlink:actuate="onLoad"/></draw:frame></text:p>
      <text:p text:style-name="P20"><draw:frame draw:style-name="fr2" draw:name="grafika14" text:anchor-type="paragraph" svg:width="13.404cm" svg:height="25.633cm" draw:z-index="13"><draw:image xlink:href="Pictures/100000000000026E00000562E92C0AB6.png" xlink:type="simple" xlink:show="embed" xlink:actuate="onLoad"/></draw:frame></text:p>
      <text:p text:style-name="P22">@echo off</text:p>
      <text:p text:style-name="P10">chcp 65001&gt;nul</text:p>
      <text:p text:style-name="P10"/>
      <text:p text:style-name="P10">set /P login=Podaj login || set login=</text:p>
      <text:p text:style-name="P10">if [%login%] == [] goto :error</text:p>
      <text:p text:style-name="P10"/>
      <text:p text:style-name="P10">set /P password=Podaj hasło || set password=</text:p>
      <text:p text:style-name="P10">if [%password%] == [] goto :error</text:p>
      <text:p text:style-name="P10"/>
      <text:p text:style-name="P10">echo.</text:p>
      <text:p text:style-name="P10">echo.</text:p>
      <text:p text:style-name="P10">echo %ESC%[30;48;5;118m Import danych za pomocą SQL*Loader'a do tabeli ROK %ESC%[0m</text:p>
      <text:p text:style-name="P10">sqlldr userid=%login%/%password% control=rok.ctl log=rok.log</text:p>
      <text:p text:style-name="P10"/>
      <text:p text:style-name="P10">echo.</text:p>
      <text:p text:style-name="P10">echo.</text:p>
      <text:p text:style-name="P10">echo %ESC%[30;48;5;118m Import danych za pomocą SQL*Loader'a do tabeli MIESIAC %ESC%[0m</text:p>
      <text:p text:style-name="P10">sqlldr userid=%login%/%password% control=miesiac.ctl log=miesiac.log</text:p>
      <text:p text:style-name="P10"/>
      <text:p text:style-name="P10">echo.</text:p>
      <text:p text:style-name="P10">echo.</text:p>
      <text:p text:style-name="P10">echo %ESC%[30;48;5;118m Import danych za pomocą SQL*Loader'a do tabeli DATA_SPRZEDAZY %ESC%[0m</text:p>
      <text:p text:style-name="P10">sqlldr userid=%login%/%password% control=data_sprzedazy.ctl log=data_sprzedazy.log</text:p>
      <text:p text:style-name="P10"/>
      <text:p text:style-name="P10">echo.</text:p>
      <text:p text:style-name="P10">echo.</text:p>
      <text:p text:style-name="P10">echo %ESC%[30;48;5;118m Import danych za pomocą SQL*Loader'a do tabeli BRANZA %ESC%[0m</text:p>
      <text:p text:style-name="P10">sqlldr userid=%login%/%password% control=branza.ctl log=branza.log</text:p>
      <text:p text:style-name="P10"/>
      <text:p text:style-name="P10">echo.</text:p>
      <text:p text:style-name="P10">echo.</text:p>
      <text:p text:style-name="P10">echo %ESC%[30;48;5;118m Import danych za pomocą SQL*Loader'a do tabeli KLIENT %ESC%[0m</text:p>
      <text:p text:style-name="P10">sqlldr userid=%login%/%password% control=klient.ctl log=klient.log</text:p>
      <text:p text:style-name="P10"/>
      <text:p text:style-name="P10">echo.</text:p>
      <text:p text:style-name="P10">echo.</text:p>
      <text:p text:style-name="P10">echo %ESC%[30;48;5;118m Import danych za pomocą SQL*Loader'a do tabeli STANOWISKO %ESC%[0m</text:p>
      <text:p text:style-name="P10">sqlldr userid=%login%/%password% control=stanowisko.ctl log=stanowisko.log</text:p>
      <text:p text:style-name="P10"/>
      <text:p text:style-name="P10">echo.</text:p>
      <text:p text:style-name="P10">echo.</text:p>
      <text:p text:style-name="P10">echo %ESC%[30;48;5;118m Import danych za pomocą SQL*Loader'a do tabeli SPRZEDAWCA %ESC%[0m</text:p>
      <text:p text:style-name="P10">sqlldr userid=%login%/%password% control=sprzedawca.ctl log=sprzedawca.log</text:p>
      <text:p text:style-name="P10"/>
      <text:p text:style-name="P10">echo.</text:p>
      <text:p text:style-name="P10">echo.</text:p>
      <text:p text:style-name="P10">echo %ESC%[30;48;5;118m Import danych za pomocą SQL*Loader'a do tabeli PRODUKT_TYP %ESC%[0m</text:p>
      <text:p text:style-name="P10">sqlldr userid=%login%/%password% control=produkt_typ.ctl log=produkt_typ.log</text:p>
      <text:p text:style-name="P10"/>
      <text:p text:style-name="P10">echo.</text:p>
      <text:p text:style-name="P10">echo.</text:p>
      <text:p text:style-name="P10">echo %ESC%[30;48;5;118m Import danych za pomocą SQL*Loader'a do tabeli PRODUKT %ESC%[0m</text:p>
      <text:p text:style-name="P10">sqlldr userid=%login%/%password% control=produkt.ctl log=produkt.log</text:p>
      <text:p text:style-name="P10"/>
      <text:p text:style-name="P10">echo.</text:p>
      <text:p text:style-name="P10">echo.</text:p>
      <text:p text:style-name="P10">echo %ESC%[30;48;5;118m Import danych za pomocą SQL*Loader'a do tabeli WOJEWODZTWO %ESC%[0m</text:p>
      <text:p text:style-name="P10">sqlldr userid=%login%/%password% control=wojewodztwo.ctl log=wojewodztwo.log</text:p>
      <text:p text:style-name="P10"/>
      <text:p text:style-name="P10">echo.</text:p>
      <text:p text:style-name="P10">echo.</text:p>
      <text:p text:style-name="P10">echo %ESC%[30;48;5;118m Import danych za pomocą SQL*Loader'a do tabeli MIASTO %ESC%[0m</text:p>
      <text:p text:style-name="P10">sqlldr userid=%login%/%password% control=miasto.ctl log=miasto.log</text:p>
      <text:p text:style-name="P10"/>
      <text:p text:style-name="P10">echo.</text:p>
      <text:p text:style-name="P10">echo.</text:p>
      <text:p text:style-name="P10">echo %ESC%[30;48;5;118m Import danych za pomocą SQL*Loader'a do tabeli LOKALIZACJA %ESC%[0m</text:p>
      <text:p text:style-name="P10">sqlldr userid=%login%/%password% control=lokalizacja.ctl log=lokalizacja.log</text:p>
      <text:p text:style-name="P10"/>
      <text:p text:style-name="P10">echo.</text:p>
      <text:p text:style-name="P10">echo.</text:p>
      <text:p text:style-name="P10">echo %ESC%[30;48;5;118m Import danych za pomocą SQL*Loader'a do tabeli SPRZEDAZ %ESC%[0m</text:p>
      <text:p text:style-name="P10">sqlldr userid=%login%/%password% control=sprzedaz.ctl log=sprzedaz.log</text:p>
      <text:p text:style-name="P10"/>
      <text:p text:style-name="P10">goto:eof</text:p>
      <text:p text:style-name="P10">:error</text:p>
      <text:p text:style-name="P10">echo %ESC%[30;48;5;196m Musisz podać dane dostępowe %ESC%[0m</text:p>
      <text:p text:style-name="P8"><text:soft-page-break/></text:p>
      <text:p text:style-name="Standard"><text:span text:style-name="T5">Dane zostały przygotowane w formie plików </text:span><text:span text:style-name="Strong_20_Emphasis"><text:span text:style-name="T5">CSV </text:span></text:span><text:span text:style-name="Strong_20_Emphasis"><text:span text:style-name="T6">(pełne pliki zawarte w katalogu /dane)</text:span></text:span><text:span text:style-name="T5">. Źródłem danych były skrypty </text:span><text:span text:style-name="Strong_20_Emphasis"><text:span text:style-name="T5">PHP</text:span></text:span><text:span text:style-name="T5"> bezpośrednio generujące dane oraz parsujące katalogi oraz sklepy interetowe. <text:s/>Wszystkim plikom </text:span><text:span text:style-name="Strong_20_Emphasis"><text:span text:style-name="T5">CSV</text:span></text:span><text:span text:style-name="T5"> utworzone zostały odpowiadające pliki </text:span><text:span text:style-name="Strong_20_Emphasis"><text:span text:style-name="T5">CTL</text:span></text:span><text:span text:style-name="T5">. (pełne pliki zawarte w katalogu /dane). </text:span><text:span text:style-name="T2">Dane zostały zaimportowane za pomocą </text:span><text:span text:style-name="Strong_20_Emphasis"><text:span text:style-name="T2">SQL*Loader'a </text:span></text:span><text:span text:style-name="Strong_20_Emphasis"><text:span text:style-name="T3">(pliki logów zawarte w katalogu /dane)</text:span></text:span><text:span text:style-name="T3">.</text:span><text:span text:style-name="T2"> Automatyczny import został zrealizowany za pomocą pliku wsadowego </text:span><text:span text:style-name="Strong_20_Emphasis"><text:span text:style-name="T2">BAT</text:span></text:span><text:span text:style-name="T2">. Plik wsadowy pobiera od użytkownika login oraz hasło potrzebne do utworzenia połączenia z bazą danych. Następnie wszystkie tabele są wypełniane danymi. Dodatkowo plik zmienia stronę kodową na </text:span><text:span text:style-name="T7">UTF-8</text:span><text:span text:style-name="T2"> (aby widoczne były polskie znaki) oraz używa kolorowania </text:span><text:span text:style-name="T7">ANSICON</text:span><text:span text:style-name="T2">.</text:span></text:p>
      <text:p text:style-name="P1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8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1M26S</meta:editing-duration>
    <meta:editing-cycles>44</meta:editing-cycles>
    <meta:generator>OpenOffice/4.1.1$Win32 OpenOffice.org_project/411m6$Build-9775</meta:generator>
    <dc:date>2014-12-29T14:36:59.44</dc:date>
    <meta:document-statistic meta:table-count="5" meta:image-count="14" meta:object-count="0" meta:page-count="11" meta:paragraph-count="193" meta:word-count="1102" meta:character-count="9428"/>
    <meta:user-defined meta:name="Info 1"/>
    <meta:user-defined meta:name="Info 2"/>
    <meta:user-defined meta:name="Info 3"/>
    <meta:user-defined meta:name="Info 4"/>
  </office:meta>
</office:document-meta>
</file>